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0.5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0"/>
        </table:table-row>
        <table:table-row table:style-name="ro1">
          <table:table-cell table:formula="of:=SUM([.B2:.E2]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a_peek</text:p>
          </table:table-cell>
          <table:table-cell table:number-columns-repeated="5"/>
          <table:table-cell office:value-type="string" calcext:value-type="string">
            <text:p>b_peek</text:p>
          </table:table-cell>
          <table:table-cell table:number-columns-repeated="6"/>
        </table:table-row>
        <table:table-row table:style-name="ro1">
          <table:table-cell table:formula="of:=SUM([.B4:.E4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B4]&lt;[.C4];[.C4]&lt;[.D4];[.D4]&lt;[.E4]);&quot;SORTED&quot;;&quot;&quot;)" office:value-type="string" office:string-value="SORTED" calcext:value-type="string">
            <text:p>SORTED</text:p>
          </table:table-cell>
          <table:table-cell/>
          <table:table-cell table:formula="of:=[.D4]" office:value-type="float" office:value="4" calcext:value-type="float">
            <text:p>4</text:p>
          </table:table-cell>
          <table:table-cell table:formula="of:=[.E4]" office:value-type="float" office:value="5" calcext:value-type="float">
            <text:p>5</text:p>
          </table:table-cell>
          <table:table-cell/>
          <table:table-cell table:formula="of:=MIN([.H4:.I4])" office:value-type="float" office:value="4" calcext:value-type="float">
            <text:p>4</text:p>
          </table:table-cell>
          <table:table-cell table:formula="of:=MAX([.H4:.I4])" office:value-type="float" office:value="5" calcext:value-type="float">
            <text:p>5</text:p>
          </table:table-cell>
          <table:table-cell/>
          <table:table-cell table:formula="of:=[.C4]" office:value-type="float" office:value="3" calcext:value-type="float">
            <text:p>3</text:p>
          </table:table-cell>
          <table:table-cell table:formula="of:=[.B4]" office:value-type="float" office:value="1" calcext:value-type="float">
            <text:p>1</text:p>
          </table:table-cell>
          <table:table-cell/>
          <table:table-cell table:formula="of:=MIN([.N4:.O4])" office:value-type="float" office:value="1" calcext:value-type="float">
            <text:p>1</text:p>
          </table:table-cell>
          <table:table-cell table:formula="of:=MAX([.N4:.O4])" office:value-type="float" office:value="3" calcext:value-type="float">
            <text:p>3</text:p>
          </table:table-cell>
          <table:table-cell/>
          <table:table-cell table:formula="of:=IF(AND([.Q4]&lt;[.K4];[.R4]&lt;[.K4]);&quot;SWAP(b);PSOO(a, b);PSOO(a,b)&quot;;IF(AND([.L4]&lt;[.Q4];[.L4]&lt;[.R4]);&quot;PSOO(a,b);RROT(a);(PSOO(a,b); RROT(a)&quot;;IF(AND([.Q4]&lt;[.K4];[.R4]&lt;[.L4]);&quot;PSOO(a,b);RROT(a);PSOO(a,b);ROTA(a);ROTA(a)&quot;;&quot;&quot;)))" office:value-type="string" office:string-value="SWAP(b);PSOO(a, b);PSOO(a,b)" calcext:value-type="string">
            <text:p>SWAP(b);PSOO(a, b);PSOO(a,b)</text:p>
          </table:table-cell>
        </table:table-row>
        <table:table-row table:style-name="ro1">
          <table:table-cell table:formula="of:=SUM([.B5:.E5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AND([.B5]&lt;[.C5];[.C5]&lt;[.D5];[.D5]&lt;[.E5]);&quot;SORTED&quot;;&quot;&quot;)">
            <text:p/>
          </table:table-cell>
          <table:table-cell/>
          <table:table-cell table:formula="of:=[.D5]" office:value-type="float" office:value="5" calcext:value-type="float">
            <text:p>5</text:p>
          </table:table-cell>
          <table:table-cell table:formula="of:=[.E5]" office:value-type="float" office:value="4" calcext:value-type="float">
            <text:p>4</text:p>
          </table:table-cell>
          <table:table-cell/>
          <table:table-cell table:formula="of:=MIN([.H5:.I5])" office:value-type="float" office:value="4" calcext:value-type="float">
            <text:p>4</text:p>
          </table:table-cell>
          <table:table-cell table:formula="of:=MAX([.H5:.I5])" office:value-type="float" office:value="5" calcext:value-type="float">
            <text:p>5</text:p>
          </table:table-cell>
          <table:table-cell/>
          <table:table-cell table:formula="of:=[.C5]" office:value-type="float" office:value="3" calcext:value-type="float">
            <text:p>3</text:p>
          </table:table-cell>
          <table:table-cell table:formula="of:=[.B5]" office:value-type="float" office:value="1" calcext:value-type="float">
            <text:p>1</text:p>
          </table:table-cell>
          <table:table-cell/>
          <table:table-cell table:formula="of:=MIN([.N5:.O5])" office:value-type="float" office:value="1" calcext:value-type="float">
            <text:p>1</text:p>
          </table:table-cell>
          <table:table-cell table:formula="of:=MAX([.N5:.O5])" office:value-type="float" office:value="3" calcext:value-type="float">
            <text:p>3</text:p>
          </table:table-cell>
          <table:table-cell/>
          <table:table-cell table:formula="of:=IF(AND([.Q5]&lt;[.K5];[.R5]&lt;[.K5]);&quot;SWAP(b);PSOO(a, b);PSOO(a,b)&quot;;IF(AND([.L5]&lt;[.Q5];[.L5]&lt;[.R5]);&quot;PSOO(a,b);RROT(a);(PSOO(a,b); RROT(a)&quot;;IF(AND([.Q5]&lt;[.K5];[.R5]&lt;[.L5]);&quot;PSOO(a,b);RROT(a);PSOO(a,b);ROTA(a);ROTA(a)&quot;;&quot;&quot;)))" office:value-type="string" office:string-value="SWAP(b);PSOO(a, b);PSOO(a,b)" calcext:value-type="string">
            <text:p>SWAP(b);PSOO(a, b);PSOO(a,b)</text:p>
          </table:table-cell>
        </table:table-row>
        <table:table-row table:style-name="ro1">
          <table:table-cell table:formula="of:=SUM([.B6:.E6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.B6]&lt;[.C6];[.C6]&lt;[.D6];[.D6]&lt;[.E6]);&quot;SORTED&quot;;&quot;&quot;)">
            <text:p/>
          </table:table-cell>
          <table:table-cell/>
          <table:table-cell table:formula="of:=[.D6]" office:value-type="float" office:value="3" calcext:value-type="float">
            <text:p>3</text:p>
          </table:table-cell>
          <table:table-cell table:formula="of:=[.E6]" office:value-type="float" office:value="5" calcext:value-type="float">
            <text:p>5</text:p>
          </table:table-cell>
          <table:table-cell/>
          <table:table-cell table:formula="of:=MIN([.H6:.I6])" office:value-type="float" office:value="3" calcext:value-type="float">
            <text:p>3</text:p>
          </table:table-cell>
          <table:table-cell table:formula="of:=MAX([.H6:.I6])" office:value-type="float" office:value="5" calcext:value-type="float">
            <text:p>5</text:p>
          </table:table-cell>
          <table:table-cell/>
          <table:table-cell table:formula="of:=[.C6]" office:value-type="float" office:value="4" calcext:value-type="float">
            <text:p>4</text:p>
          </table:table-cell>
          <table:table-cell table:formula="of:=[.B6]" office:value-type="float" office:value="1" calcext:value-type="float">
            <text:p>1</text:p>
          </table:table-cell>
          <table:table-cell/>
          <table:table-cell table:formula="of:=MIN([.N6:.O6])" office:value-type="float" office:value="1" calcext:value-type="float">
            <text:p>1</text:p>
          </table:table-cell>
          <table:table-cell table:formula="of:=MAX([.N6:.O6])" office:value-type="float" office:value="4" calcext:value-type="float">
            <text:p>4</text:p>
          </table:table-cell>
          <table:table-cell/>
          <table:table-cell table:formula="of:=IF(AND([.Q6]&lt;[.K6];[.R6]&lt;[.K6]);&quot;SWAP(b);PSOO(a, b);PSOO(a,b)&quot;;IF(AND([.L6]&lt;[.Q6];[.L6]&lt;[.R6]);&quot;PSOO(a,b);RROT(a);(PSOO(a,b); RROT(a)&quot;;IF(AND([.Q6]&lt;[.K6];[.R6]&lt;[.L6]);&quot;PSOO(a,b);RROT(a);PSOO(a,b);ROTA(a);ROTA(a)&quot;;&quot;&quot;)))" office:value-type="string" office:string-value="PSOO(a,b);RROT(a);PSOO(a,b);ROTA(a);ROTA(a)" calcext:value-type="string">
            <text:p>PSOO(a,b);RROT(a);PSOO(a,b);ROTA(a);ROTA(a)</text:p>
          </table:table-cell>
        </table:table-row>
        <table:table-row table:style-name="ro1">
          <table:table-cell table:formula="of:=SUM([.B7:.E7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F(AND([.B7]&lt;[.C7];[.C7]&lt;[.D7];[.D7]&lt;[.E7]);&quot;SORTED&quot;;&quot;&quot;)">
            <text:p/>
          </table:table-cell>
          <table:table-cell/>
          <table:table-cell table:formula="of:=[.D7]" office:value-type="float" office:value="5" calcext:value-type="float">
            <text:p>5</text:p>
          </table:table-cell>
          <table:table-cell table:formula="of:=[.E7]" office:value-type="float" office:value="3" calcext:value-type="float">
            <text:p>3</text:p>
          </table:table-cell>
          <table:table-cell/>
          <table:table-cell table:formula="of:=MIN([.H7:.I7])" office:value-type="float" office:value="3" calcext:value-type="float">
            <text:p>3</text:p>
          </table:table-cell>
          <table:table-cell table:formula="of:=MAX([.H7:.I7])" office:value-type="float" office:value="5" calcext:value-type="float">
            <text:p>5</text:p>
          </table:table-cell>
          <table:table-cell/>
          <table:table-cell table:formula="of:=[.C7]" office:value-type="float" office:value="4" calcext:value-type="float">
            <text:p>4</text:p>
          </table:table-cell>
          <table:table-cell table:formula="of:=[.B7]" office:value-type="float" office:value="1" calcext:value-type="float">
            <text:p>1</text:p>
          </table:table-cell>
          <table:table-cell/>
          <table:table-cell table:formula="of:=MIN([.N7:.O7])" office:value-type="float" office:value="1" calcext:value-type="float">
            <text:p>1</text:p>
          </table:table-cell>
          <table:table-cell table:formula="of:=MAX([.N7:.O7])" office:value-type="float" office:value="4" calcext:value-type="float">
            <text:p>4</text:p>
          </table:table-cell>
          <table:table-cell/>
          <table:table-cell table:formula="of:=IF(AND([.Q7]&lt;[.K7];[.R7]&lt;[.K7]);&quot;SWAP(b);PSOO(a, b);PSOO(a,b)&quot;;IF(AND([.L7]&lt;[.Q7];[.L7]&lt;[.R7]);&quot;PSOO(a,b);RROT(a);(PSOO(a,b); RROT(a)&quot;;IF(AND([.Q7]&lt;[.K7];[.R7]&lt;[.L7]);&quot;PSOO(a,b);RROT(a);PSOO(a,b);ROTA(a);ROTA(a)&quot;;&quot;&quot;)))" office:value-type="string" office:string-value="PSOO(a,b);RROT(a);PSOO(a,b);ROTA(a);ROTA(a)" calcext:value-type="string">
            <text:p>PSOO(a,b);RROT(a);PSOO(a,b);ROTA(a);ROTA(a)</text:p>
          </table:table-cell>
        </table:table-row>
        <table:table-row table:style-name="ro1">
          <table:table-cell table:formula="of:=SUM([.B8:.E8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AND([.B8]&lt;[.C8];[.C8]&lt;[.D8];[.D8]&lt;[.E8]);&quot;SORTED&quot;;&quot;&quot;)">
            <text:p/>
          </table:table-cell>
          <table:table-cell/>
          <table:table-cell table:formula="of:=[.D8]" office:value-type="float" office:value="4" calcext:value-type="float">
            <text:p>4</text:p>
          </table:table-cell>
          <table:table-cell table:formula="of:=[.E8]" office:value-type="float" office:value="3" calcext:value-type="float">
            <text:p>3</text:p>
          </table:table-cell>
          <table:table-cell/>
          <table:table-cell table:formula="of:=MIN([.H8:.I8])" office:value-type="float" office:value="3" calcext:value-type="float">
            <text:p>3</text:p>
          </table:table-cell>
          <table:table-cell table:formula="of:=MAX([.H8:.I8])" office:value-type="float" office:value="4" calcext:value-type="float">
            <text:p>4</text:p>
          </table:table-cell>
          <table:table-cell/>
          <table:table-cell table:formula="of:=[.C8]" office:value-type="float" office:value="5" calcext:value-type="float">
            <text:p>5</text:p>
          </table:table-cell>
          <table:table-cell table:formula="of:=[.B8]" office:value-type="float" office:value="1" calcext:value-type="float">
            <text:p>1</text:p>
          </table:table-cell>
          <table:table-cell/>
          <table:table-cell table:formula="of:=MIN([.N8:.O8])" office:value-type="float" office:value="1" calcext:value-type="float">
            <text:p>1</text:p>
          </table:table-cell>
          <table:table-cell table:formula="of:=MAX([.N8:.O8])" office:value-type="float" office:value="5" calcext:value-type="float">
            <text:p>5</text:p>
          </table:table-cell>
          <table:table-cell/>
          <table:table-cell table:formula="of:=IF(AND([.Q8]&lt;[.K8];[.R8]&lt;[.K8]);&quot;SWAP(b);PSOO(a, b);PSOO(a,b)&quot;;IF(AND([.L8]&lt;[.Q8];[.L8]&lt;[.R8]);&quot;PSOO(a,b);RROT(a);(PSOO(a,b); RROT(a)&quot;;IF(AND([.Q8]&lt;[.K8];[.R8]&lt;[.L8]);&quot;PSOO(a,b);RROT(a);PSOO(a,b);ROTA(a);ROTA(a)&quot;;&quot;&quot;)))">
            <text:p/>
          </table:table-cell>
        </table:table-row>
        <table:table-row table:style-name="ro1">
          <table:table-cell table:formula="of:=SUM([.B9:.E9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B9]&lt;[.C9];[.C9]&lt;[.D9];[.D9]&lt;[.E9]);&quot;SORTED&quot;;&quot;&quot;)">
            <text:p/>
          </table:table-cell>
          <table:table-cell/>
          <table:table-cell table:formula="of:=[.D9]" office:value-type="float" office:value="3" calcext:value-type="float">
            <text:p>3</text:p>
          </table:table-cell>
          <table:table-cell table:formula="of:=[.E9]" office:value-type="float" office:value="4" calcext:value-type="float">
            <text:p>4</text:p>
          </table:table-cell>
          <table:table-cell/>
          <table:table-cell table:formula="of:=MIN([.H9:.I9])" office:value-type="float" office:value="3" calcext:value-type="float">
            <text:p>3</text:p>
          </table:table-cell>
          <table:table-cell table:formula="of:=MAX([.H9:.I9])" office:value-type="float" office:value="4" calcext:value-type="float">
            <text:p>4</text:p>
          </table:table-cell>
          <table:table-cell/>
          <table:table-cell table:formula="of:=[.C9]" office:value-type="float" office:value="5" calcext:value-type="float">
            <text:p>5</text:p>
          </table:table-cell>
          <table:table-cell table:formula="of:=[.B9]" office:value-type="float" office:value="1" calcext:value-type="float">
            <text:p>1</text:p>
          </table:table-cell>
          <table:table-cell/>
          <table:table-cell table:formula="of:=MIN([.N9:.O9])" office:value-type="float" office:value="1" calcext:value-type="float">
            <text:p>1</text:p>
          </table:table-cell>
          <table:table-cell table:formula="of:=MAX([.N9:.O9])" office:value-type="float" office:value="5" calcext:value-type="float">
            <text:p>5</text:p>
          </table:table-cell>
          <table:table-cell/>
          <table:table-cell table:formula="of:=IF(AND([.Q9]&lt;[.K9];[.R9]&lt;[.K9]);&quot;SWAP(b);PSOO(a, b);PSOO(a,b)&quot;;IF(AND([.L9]&lt;[.Q9];[.L9]&lt;[.R9]);&quot;PSOO(a,b);RROT(a);(PSOO(a,b); RROT(a)&quot;;IF(AND([.Q9]&lt;[.K9];[.R9]&lt;[.L9]);&quot;PSOO(a,b);RROT(a);PSOO(a,b);ROTA(a);ROTA(a)&quot;;&quot;&quot;)))">
            <text:p/>
          </table:table-cell>
        </table:table-row>
        <table:table-row table:style-name="ro1">
          <table:table-cell table:formula="of:=SUM([.B10:.E10])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AND([.B10]&lt;[.C10];[.C10]&lt;[.D10];[.D10]&lt;[.E10]);&quot;SORTED&quot;;&quot;&quot;)">
            <text:p/>
          </table:table-cell>
          <table:table-cell/>
          <table:table-cell table:formula="of:=[.D10]" office:value-type="float" office:value="5" calcext:value-type="float">
            <text:p>5</text:p>
          </table:table-cell>
          <table:table-cell table:formula="of:=[.E10]" office:value-type="float" office:value="1" calcext:value-type="float">
            <text:p>1</text:p>
          </table:table-cell>
          <table:table-cell/>
          <table:table-cell table:formula="of:=MIN([.H10:.I10])" office:value-type="float" office:value="1" calcext:value-type="float">
            <text:p>1</text:p>
          </table:table-cell>
          <table:table-cell table:formula="of:=MAX([.H10:.I10])" office:value-type="float" office:value="5" calcext:value-type="float">
            <text:p>5</text:p>
          </table:table-cell>
          <table:table-cell/>
          <table:table-cell table:formula="of:=[.C10]" office:value-type="float" office:value="4" calcext:value-type="float">
            <text:p>4</text:p>
          </table:table-cell>
          <table:table-cell table:formula="of:=[.B10]" office:value-type="float" office:value="3" calcext:value-type="float">
            <text:p>3</text:p>
          </table:table-cell>
          <table:table-cell/>
          <table:table-cell table:formula="of:=MIN([.N10:.O10])" office:value-type="float" office:value="3" calcext:value-type="float">
            <text:p>3</text:p>
          </table:table-cell>
          <table:table-cell table:formula="of:=MAX([.N10:.O10])" office:value-type="float" office:value="4" calcext:value-type="float">
            <text:p>4</text:p>
          </table:table-cell>
          <table:table-cell/>
          <table:table-cell table:formula="of:=IF(AND([.Q10]&lt;[.K10];[.R10]&lt;[.K10]);&quot;SWAP(b);PSOO(a, b);PSOO(a,b)&quot;;IF(AND([.L10]&lt;[.Q10];[.L10]&lt;[.R10]);&quot;PSOO(a,b);RROT(a);(PSOO(a,b); RROT(a)&quot;;IF(AND([.Q10]&lt;[.K10];[.R10]&lt;[.L10]);&quot;PSOO(a,b);RROT(a);PSOO(a,b);ROTA(a);ROTA(a)&quot;;&quot;&quot;)))">
            <text:p/>
          </table:table-cell>
        </table:table-row>
        <table:table-row table:style-name="ro1">
          <table:table-cell table:formula="of:=SUM([.B11:.E11])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AND([.B11]&lt;[.C11];[.C11]&lt;[.D11];[.D11]&lt;[.E11]);&quot;SORTED&quot;;&quot;&quot;)">
            <text:p/>
          </table:table-cell>
          <table:table-cell/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5" calcext:value-type="float">
            <text:p>5</text:p>
          </table:table-cell>
          <table:table-cell/>
          <table:table-cell table:formula="of:=MIN([.H11:.I11])" office:value-type="float" office:value="1" calcext:value-type="float">
            <text:p>1</text:p>
          </table:table-cell>
          <table:table-cell table:formula="of:=MAX([.H11:.I11])" office:value-type="float" office:value="5" calcext:value-type="float">
            <text:p>5</text:p>
          </table:table-cell>
          <table:table-cell/>
          <table:table-cell table:formula="of:=[.C11]" office:value-type="float" office:value="4" calcext:value-type="float">
            <text:p>4</text:p>
          </table:table-cell>
          <table:table-cell table:formula="of:=[.B11]" office:value-type="float" office:value="3" calcext:value-type="float">
            <text:p>3</text:p>
          </table:table-cell>
          <table:table-cell/>
          <table:table-cell table:formula="of:=MIN([.N11:.O11])" office:value-type="float" office:value="3" calcext:value-type="float">
            <text:p>3</text:p>
          </table:table-cell>
          <table:table-cell table:formula="of:=MAX([.N11:.O11])" office:value-type="float" office:value="4" calcext:value-type="float">
            <text:p>4</text:p>
          </table:table-cell>
          <table:table-cell/>
          <table:table-cell table:formula="of:=IF(AND([.Q11]&lt;[.K11];[.R11]&lt;[.K11]);&quot;SWAP(b);PSOO(a, b);PSOO(a,b)&quot;;IF(AND([.L11]&lt;[.Q11];[.L11]&lt;[.R11]);&quot;PSOO(a,b);RROT(a);(PSOO(a,b); RROT(a)&quot;;IF(AND([.Q11]&lt;[.K11];[.R11]&lt;[.L11]);&quot;PSOO(a,b);RROT(a);PSOO(a,b);ROTA(a);ROTA(a)&quot;;&quot;&quot;)))">
            <text:p/>
          </table:table-cell>
        </table:table-row>
        <table:table-row table:style-name="ro1">
          <table:table-cell table:formula="of:=SUM([.B12:.E12])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AND([.B12]&lt;[.C12];[.C12]&lt;[.D12];[.D12]&lt;[.E12]);&quot;SORTED&quot;;&quot;&quot;)">
            <text:p/>
          </table:table-cell>
          <table:table-cell/>
          <table:table-cell table:formula="of:=[.D12]" office:value-type="float" office:value="4" calcext:value-type="float">
            <text:p>4</text:p>
          </table:table-cell>
          <table:table-cell table:formula="of:=[.E12]" office:value-type="float" office:value="1" calcext:value-type="float">
            <text:p>1</text:p>
          </table:table-cell>
          <table:table-cell/>
          <table:table-cell table:formula="of:=MIN([.H12:.I12])" office:value-type="float" office:value="1" calcext:value-type="float">
            <text:p>1</text:p>
          </table:table-cell>
          <table:table-cell table:formula="of:=MAX([.H12:.I12])" office:value-type="float" office:value="4" calcext:value-type="float">
            <text:p>4</text:p>
          </table:table-cell>
          <table:table-cell/>
          <table:table-cell table:formula="of:=[.C12]" office:value-type="float" office:value="5" calcext:value-type="float">
            <text:p>5</text:p>
          </table:table-cell>
          <table:table-cell table:formula="of:=[.B12]" office:value-type="float" office:value="3" calcext:value-type="float">
            <text:p>3</text:p>
          </table:table-cell>
          <table:table-cell/>
          <table:table-cell table:formula="of:=MIN([.N12:.O12])" office:value-type="float" office:value="3" calcext:value-type="float">
            <text:p>3</text:p>
          </table:table-cell>
          <table:table-cell table:formula="of:=MAX([.N12:.O12])" office:value-type="float" office:value="5" calcext:value-type="float">
            <text:p>5</text:p>
          </table:table-cell>
          <table:table-cell/>
          <table:table-cell table:formula="of:=IF(AND([.Q12]&lt;[.K12];[.R12]&lt;[.K12]);&quot;SWAP(b);PSOO(a, b);PSOO(a,b)&quot;;IF(AND([.L12]&lt;[.Q12];[.L12]&lt;[.R12]);&quot;PSOO(a,b);RROT(a);(PSOO(a,b); RROT(a)&quot;;IF(AND([.Q12]&lt;[.K12];[.R12]&lt;[.L12]);&quot;PSOO(a,b);RROT(a);PSOO(a,b);ROTA(a);ROTA(a)&quot;;&quot;&quot;)))">
            <text:p/>
          </table:table-cell>
        </table:table-row>
        <table:table-row table:style-name="ro1">
          <table:table-cell table:formula="of:=SUM([.B13:.E13])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AND([.B13]&lt;[.C13];[.C13]&lt;[.D13];[.D13]&lt;[.E13]);&quot;SORTED&quot;;&quot;&quot;)">
            <text:p/>
          </table:table-cell>
          <table:table-cell/>
          <table:table-cell table:formula="of:=[.D13]" office:value-type="float" office:value="1" calcext:value-type="float">
            <text:p>1</text:p>
          </table:table-cell>
          <table:table-cell table:formula="of:=[.E13]" office:value-type="float" office:value="4" calcext:value-type="float">
            <text:p>4</text:p>
          </table:table-cell>
          <table:table-cell/>
          <table:table-cell table:formula="of:=MIN([.H13:.I13])" office:value-type="float" office:value="1" calcext:value-type="float">
            <text:p>1</text:p>
          </table:table-cell>
          <table:table-cell table:formula="of:=MAX([.H13:.I13])" office:value-type="float" office:value="4" calcext:value-type="float">
            <text:p>4</text:p>
          </table:table-cell>
          <table:table-cell/>
          <table:table-cell table:formula="of:=[.C13]" office:value-type="float" office:value="5" calcext:value-type="float">
            <text:p>5</text:p>
          </table:table-cell>
          <table:table-cell table:formula="of:=[.B13]" office:value-type="float" office:value="3" calcext:value-type="float">
            <text:p>3</text:p>
          </table:table-cell>
          <table:table-cell/>
          <table:table-cell table:formula="of:=MIN([.N13:.O13])" office:value-type="float" office:value="3" calcext:value-type="float">
            <text:p>3</text:p>
          </table:table-cell>
          <table:table-cell table:formula="of:=MAX([.N13:.O13])" office:value-type="float" office:value="5" calcext:value-type="float">
            <text:p>5</text:p>
          </table:table-cell>
          <table:table-cell/>
          <table:table-cell table:formula="of:=IF(AND([.Q13]&lt;[.K13];[.R13]&lt;[.K13]);&quot;SWAP(b);PSOO(a, b);PSOO(a,b)&quot;;IF(AND([.L13]&lt;[.Q13];[.L13]&lt;[.R13]);&quot;PSOO(a,b);RROT(a);(PSOO(a,b); RROT(a)&quot;;IF(AND([.Q13]&lt;[.K13];[.R13]&lt;[.L13]);&quot;PSOO(a,b);RROT(a);PSOO(a,b);ROTA(a);ROTA(a)&quot;;&quot;&quot;)))">
            <text:p/>
          </table:table-cell>
        </table:table-row>
        <table:table-row table:style-name="ro1">
          <table:table-cell table:formula="of:=SUM([.B14:.E14])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AND([.B14]&lt;[.C14];[.C14]&lt;[.D14];[.D14]&lt;[.E14]);&quot;SORTED&quot;;&quot;&quot;)">
            <text:p/>
          </table:table-cell>
          <table:table-cell/>
          <table:table-cell table:formula="of:=[.D14]" office:value-type="float" office:value="4" calcext:value-type="float">
            <text:p>4</text:p>
          </table:table-cell>
          <table:table-cell table:formula="of:=[.E14]" office:value-type="float" office:value="5" calcext:value-type="float">
            <text:p>5</text:p>
          </table:table-cell>
          <table:table-cell/>
          <table:table-cell table:formula="of:=MIN([.H14:.I14])" office:value-type="float" office:value="4" calcext:value-type="float">
            <text:p>4</text:p>
          </table:table-cell>
          <table:table-cell table:formula="of:=MAX([.H14:.I14])" office:value-type="float" office:value="5" calcext:value-type="float">
            <text:p>5</text:p>
          </table:table-cell>
          <table:table-cell/>
          <table:table-cell table:formula="of:=[.C14]" office:value-type="float" office:value="1" calcext:value-type="float">
            <text:p>1</text:p>
          </table:table-cell>
          <table:table-cell table:formula="of:=[.B14]" office:value-type="float" office:value="3" calcext:value-type="float">
            <text:p>3</text:p>
          </table:table-cell>
          <table:table-cell/>
          <table:table-cell table:formula="of:=MIN([.N14:.O14])" office:value-type="float" office:value="1" calcext:value-type="float">
            <text:p>1</text:p>
          </table:table-cell>
          <table:table-cell table:formula="of:=MAX([.N14:.O14])" office:value-type="float" office:value="3" calcext:value-type="float">
            <text:p>3</text:p>
          </table:table-cell>
          <table:table-cell/>
          <table:table-cell table:formula="of:=IF(AND([.Q14]&lt;[.K14];[.R14]&lt;[.K14]);&quot;SWAP(b);PSOO(a, b);PSOO(a,b)&quot;;IF(AND([.L14]&lt;[.Q14];[.L14]&lt;[.R14]);&quot;PSOO(a,b);RROT(a);(PSOO(a,b); RROT(a)&quot;;IF(AND([.Q14]&lt;[.K14];[.R14]&lt;[.L14]);&quot;PSOO(a,b);RROT(a);PSOO(a,b);ROTA(a);ROTA(a)&quot;;&quot;&quot;)))" office:value-type="string" office:string-value="SWAP(b);PSOO(a, b);PSOO(a,b)" calcext:value-type="string">
            <text:p>SWAP(b);PSOO(a, b);PSOO(a,b)</text:p>
          </table:table-cell>
        </table:table-row>
        <table:table-row table:style-name="ro1">
          <table:table-cell table:formula="of:=SUM([.B15:.E15])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AND([.B15]&lt;[.C15];[.C15]&lt;[.D15];[.D15]&lt;[.E15]);&quot;SORTED&quot;;&quot;&quot;)">
            <text:p/>
          </table:table-cell>
          <table:table-cell/>
          <table:table-cell table:formula="of:=[.D15]" office:value-type="float" office:value="5" calcext:value-type="float">
            <text:p>5</text:p>
          </table:table-cell>
          <table:table-cell table:formula="of:=[.E15]" office:value-type="float" office:value="4" calcext:value-type="float">
            <text:p>4</text:p>
          </table:table-cell>
          <table:table-cell/>
          <table:table-cell table:formula="of:=MIN([.H15:.I15])" office:value-type="float" office:value="4" calcext:value-type="float">
            <text:p>4</text:p>
          </table:table-cell>
          <table:table-cell table:formula="of:=MAX([.H15:.I15])" office:value-type="float" office:value="5" calcext:value-type="float">
            <text:p>5</text:p>
          </table:table-cell>
          <table:table-cell/>
          <table:table-cell table:formula="of:=[.C15]" office:value-type="float" office:value="1" calcext:value-type="float">
            <text:p>1</text:p>
          </table:table-cell>
          <table:table-cell table:formula="of:=[.B15]" office:value-type="float" office:value="3" calcext:value-type="float">
            <text:p>3</text:p>
          </table:table-cell>
          <table:table-cell/>
          <table:table-cell table:formula="of:=MIN([.N15:.O15])" office:value-type="float" office:value="1" calcext:value-type="float">
            <text:p>1</text:p>
          </table:table-cell>
          <table:table-cell table:formula="of:=MAX([.N15:.O15])" office:value-type="float" office:value="3" calcext:value-type="float">
            <text:p>3</text:p>
          </table:table-cell>
          <table:table-cell/>
          <table:table-cell table:formula="of:=IF(AND([.Q15]&lt;[.K15];[.R15]&lt;[.K15]);&quot;SWAP(b);PSOO(a, b);PSOO(a,b)&quot;;IF(AND([.L15]&lt;[.Q15];[.L15]&lt;[.R15]);&quot;PSOO(a,b);RROT(a);(PSOO(a,b); RROT(a)&quot;;IF(AND([.Q15]&lt;[.K15];[.R15]&lt;[.L15]);&quot;PSOO(a,b);RROT(a);PSOO(a,b);ROTA(a);ROTA(a)&quot;;&quot;&quot;)))" office:value-type="string" office:string-value="SWAP(b);PSOO(a, b);PSOO(a,b)" calcext:value-type="string">
            <text:p>SWAP(b);PSOO(a, b);PSOO(a,b)</text:p>
          </table:table-cell>
        </table:table-row>
        <table:table-row table:style-name="ro1">
          <table:table-cell table:formula="of:=SUM([.B16:.E16]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AND([.B16]&lt;[.C16];[.C16]&lt;[.D16];[.D16]&lt;[.E16]);&quot;SORTED&quot;;&quot;&quot;)">
            <text:p/>
          </table:table-cell>
          <table:table-cell/>
          <table:table-cell table:formula="of:=[.D16]" office:value-type="float" office:value="3" calcext:value-type="float">
            <text:p>3</text:p>
          </table:table-cell>
          <table:table-cell table:formula="of:=[.E16]" office:value-type="float" office:value="5" calcext:value-type="float">
            <text:p>5</text:p>
          </table:table-cell>
          <table:table-cell/>
          <table:table-cell table:formula="of:=MIN([.H16:.I16])" office:value-type="float" office:value="3" calcext:value-type="float">
            <text:p>3</text:p>
          </table:table-cell>
          <table:table-cell table:formula="of:=MAX([.H16:.I16])" office:value-type="float" office:value="5" calcext:value-type="float">
            <text:p>5</text:p>
          </table:table-cell>
          <table:table-cell/>
          <table:table-cell table:formula="of:=[.C16]" office:value-type="float" office:value="1" calcext:value-type="float">
            <text:p>1</text:p>
          </table:table-cell>
          <table:table-cell table:formula="of:=[.B16]" office:value-type="float" office:value="4" calcext:value-type="float">
            <text:p>4</text:p>
          </table:table-cell>
          <table:table-cell/>
          <table:table-cell table:formula="of:=MIN([.N16:.O16])" office:value-type="float" office:value="1" calcext:value-type="float">
            <text:p>1</text:p>
          </table:table-cell>
          <table:table-cell table:formula="of:=MAX([.N16:.O16])" office:value-type="float" office:value="4" calcext:value-type="float">
            <text:p>4</text:p>
          </table:table-cell>
          <table:table-cell/>
          <table:table-cell table:formula="of:=IF(AND([.Q16]&lt;[.K16];[.R16]&lt;[.K16]);&quot;SWAP(b);PSOO(a, b);PSOO(a,b)&quot;;IF(AND([.L16]&lt;[.Q16];[.L16]&lt;[.R16]);&quot;PSOO(a,b);RROT(a);(PSOO(a,b); RROT(a)&quot;;IF(AND([.Q16]&lt;[.K16];[.R16]&lt;[.L16]);&quot;PSOO(a,b);RROT(a);PSOO(a,b);ROTA(a);ROTA(a)&quot;;&quot;&quot;)))" office:value-type="string" office:string-value="PSOO(a,b);RROT(a);PSOO(a,b);ROTA(a);ROTA(a)" calcext:value-type="string">
            <text:p>PSOO(a,b);RROT(a);PSOO(a,b);ROTA(a);ROTA(a)</text:p>
          </table:table-cell>
        </table:table-row>
        <table:table-row table:style-name="ro1">
          <table:table-cell table:formula="of:=SUM([.B17:.E17]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F(AND([.B17]&lt;[.C17];[.C17]&lt;[.D17];[.D17]&lt;[.E17]);&quot;SORTED&quot;;&quot;&quot;)">
            <text:p/>
          </table:table-cell>
          <table:table-cell/>
          <table:table-cell table:formula="of:=[.D17]" office:value-type="float" office:value="5" calcext:value-type="float">
            <text:p>5</text:p>
          </table:table-cell>
          <table:table-cell table:formula="of:=[.E17]" office:value-type="float" office:value="3" calcext:value-type="float">
            <text:p>3</text:p>
          </table:table-cell>
          <table:table-cell/>
          <table:table-cell table:formula="of:=MIN([.H17:.I17])" office:value-type="float" office:value="3" calcext:value-type="float">
            <text:p>3</text:p>
          </table:table-cell>
          <table:table-cell table:formula="of:=MAX([.H17:.I17])" office:value-type="float" office:value="5" calcext:value-type="float">
            <text:p>5</text:p>
          </table:table-cell>
          <table:table-cell/>
          <table:table-cell table:formula="of:=[.C17]" office:value-type="float" office:value="1" calcext:value-type="float">
            <text:p>1</text:p>
          </table:table-cell>
          <table:table-cell table:formula="of:=[.B17]" office:value-type="float" office:value="4" calcext:value-type="float">
            <text:p>4</text:p>
          </table:table-cell>
          <table:table-cell/>
          <table:table-cell table:formula="of:=MIN([.N17:.O17])" office:value-type="float" office:value="1" calcext:value-type="float">
            <text:p>1</text:p>
          </table:table-cell>
          <table:table-cell table:formula="of:=MAX([.N17:.O17])" office:value-type="float" office:value="4" calcext:value-type="float">
            <text:p>4</text:p>
          </table:table-cell>
          <table:table-cell/>
          <table:table-cell table:formula="of:=IF(AND([.Q17]&lt;[.K17];[.R17]&lt;[.K17]);&quot;SWAP(b);PSOO(a, b);PSOO(a,b)&quot;;IF(AND([.L17]&lt;[.Q17];[.L17]&lt;[.R17]);&quot;PSOO(a,b);RROT(a);(PSOO(a,b); RROT(a)&quot;;IF(AND([.Q17]&lt;[.K17];[.R17]&lt;[.L17]);&quot;PSOO(a,b);RROT(a);PSOO(a,b);ROTA(a);ROTA(a)&quot;;&quot;&quot;)))" office:value-type="string" office:string-value="PSOO(a,b);RROT(a);PSOO(a,b);ROTA(a);ROTA(a)" calcext:value-type="string">
            <text:p>PSOO(a,b);RROT(a);PSOO(a,b);ROTA(a);ROTA(a)</text:p>
          </table:table-cell>
        </table:table-row>
        <table:table-row table:style-name="ro1">
          <table:table-cell table:formula="of:=SUM([.B18:.E18]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AND([.B18]&lt;[.C18];[.C18]&lt;[.D18];[.D18]&lt;[.E18]);&quot;SORTED&quot;;&quot;&quot;)">
            <text:p/>
          </table:table-cell>
          <table:table-cell/>
          <table:table-cell table:formula="of:=[.D18]" office:value-type="float" office:value="1" calcext:value-type="float">
            <text:p>1</text:p>
          </table:table-cell>
          <table:table-cell table:formula="of:=[.E18]" office:value-type="float" office:value="5" calcext:value-type="float">
            <text:p>5</text:p>
          </table:table-cell>
          <table:table-cell/>
          <table:table-cell table:formula="of:=MIN([.H18:.I18])" office:value-type="float" office:value="1" calcext:value-type="float">
            <text:p>1</text:p>
          </table:table-cell>
          <table:table-cell table:formula="of:=MAX([.H18:.I18]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B18]" office:value-type="float" office:value="4" calcext:value-type="float">
            <text:p>4</text:p>
          </table:table-cell>
          <table:table-cell/>
          <table:table-cell table:formula="of:=MIN([.N18:.O18])" office:value-type="float" office:value="3" calcext:value-type="float">
            <text:p>3</text:p>
          </table:table-cell>
          <table:table-cell table:formula="of:=MAX([.N18:.O18])" office:value-type="float" office:value="4" calcext:value-type="float">
            <text:p>4</text:p>
          </table:table-cell>
          <table:table-cell/>
          <table:table-cell table:formula="of:=IF(AND([.Q18]&lt;[.K18];[.R18]&lt;[.K18]);&quot;SWAP(b);PSOO(a, b);PSOO(a,b)&quot;;IF(AND([.L18]&lt;[.Q18];[.L18]&lt;[.R18]);&quot;PSOO(a,b);RROT(a);(PSOO(a,b); RROT(a)&quot;;IF(AND([.Q18]&lt;[.K18];[.R18]&lt;[.L18]);&quot;PSOO(a,b);RROT(a);PSOO(a,b);ROTA(a);ROTA(a)&quot;;&quot;&quot;)))">
            <text:p/>
          </table:table-cell>
        </table:table-row>
        <table:table-row table:style-name="ro1">
          <table:table-cell table:formula="of:=SUM([.B19:.E19]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AND([.B19]&lt;[.C19];[.C19]&lt;[.D19];[.D19]&lt;[.E19]);&quot;SORTED&quot;;&quot;&quot;)">
            <text:p/>
          </table:table-cell>
          <table:table-cell/>
          <table:table-cell table:formula="of:=[.D19]" office:value-type="float" office:value="5" calcext:value-type="float">
            <text:p>5</text:p>
          </table:table-cell>
          <table:table-cell table:formula="of:=[.E19]" office:value-type="float" office:value="1" calcext:value-type="float">
            <text:p>1</text:p>
          </table:table-cell>
          <table:table-cell/>
          <table:table-cell table:formula="of:=MIN([.H19:.I19])" office:value-type="float" office:value="1" calcext:value-type="float">
            <text:p>1</text:p>
          </table:table-cell>
          <table:table-cell table:formula="of:=MAX([.H19:.I19])" office:value-type="float" office:value="5" calcext:value-type="float">
            <text:p>5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B19]" office:value-type="float" office:value="4" calcext:value-type="float">
            <text:p>4</text:p>
          </table:table-cell>
          <table:table-cell/>
          <table:table-cell table:formula="of:=MIN([.N19:.O19])" office:value-type="float" office:value="3" calcext:value-type="float">
            <text:p>3</text:p>
          </table:table-cell>
          <table:table-cell table:formula="of:=MAX([.N19:.O19])" office:value-type="float" office:value="4" calcext:value-type="float">
            <text:p>4</text:p>
          </table:table-cell>
          <table:table-cell/>
          <table:table-cell table:formula="of:=IF(AND([.Q19]&lt;[.K19];[.R19]&lt;[.K19]);&quot;SWAP(b);PSOO(a, b);PSOO(a,b)&quot;;IF(AND([.L19]&lt;[.Q19];[.L19]&lt;[.R19]);&quot;PSOO(a,b);RROT(a);(PSOO(a,b); RROT(a)&quot;;IF(AND([.Q19]&lt;[.K19];[.R19]&lt;[.L19]);&quot;PSOO(a,b);RROT(a);PSOO(a,b);ROTA(a);ROTA(a)&quot;;&quot;&quot;)))">
            <text:p/>
          </table:table-cell>
        </table:table-row>
        <table:table-row table:style-name="ro1">
          <table:table-cell table:formula="of:=SUM([.B20:.E20]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AND([.B20]&lt;[.C20];[.C20]&lt;[.D20];[.D20]&lt;[.E20]);&quot;SORTED&quot;;&quot;&quot;)">
            <text:p/>
          </table:table-cell>
          <table:table-cell/>
          <table:table-cell table:formula="of:=[.D20]" office:value-type="float" office:value="1" calcext:value-type="float">
            <text:p>1</text:p>
          </table:table-cell>
          <table:table-cell table:formula="of:=[.E20]" office:value-type="float" office:value="3" calcext:value-type="float">
            <text:p>3</text:p>
          </table:table-cell>
          <table:table-cell/>
          <table:table-cell table:formula="of:=MIN([.H20:.I20])" office:value-type="float" office:value="1" calcext:value-type="float">
            <text:p>1</text:p>
          </table:table-cell>
          <table:table-cell table:formula="of:=MAX([.H20:.I20])" office:value-type="float" office:value="3" calcext:value-type="float">
            <text:p>3</text:p>
          </table:table-cell>
          <table:table-cell/>
          <table:table-cell table:formula="of:=[.C20]" office:value-type="float" office:value="5" calcext:value-type="float">
            <text:p>5</text:p>
          </table:table-cell>
          <table:table-cell table:formula="of:=[.B20]" office:value-type="float" office:value="4" calcext:value-type="float">
            <text:p>4</text:p>
          </table:table-cell>
          <table:table-cell/>
          <table:table-cell table:formula="of:=MIN([.N20:.O20])" office:value-type="float" office:value="4" calcext:value-type="float">
            <text:p>4</text:p>
          </table:table-cell>
          <table:table-cell table:formula="of:=MAX([.N20:.O20])" office:value-type="float" office:value="5" calcext:value-type="float">
            <text:p>5</text:p>
          </table:table-cell>
          <table:table-cell/>
          <table:table-cell table:formula="of:=IF(AND([.Q20]&lt;[.K20];[.R20]&lt;[.K20]);&quot;SWAP(b);PSOO(a, b);PSOO(a,b)&quot;;IF(AND([.L20]&lt;[.Q20];[.L20]&lt;[.R20]);&quot;PSOO(a,b);RROT(a);(PSOO(a,b); RROT(a)&quot;;IF(AND([.Q20]&lt;[.K20];[.R20]&lt;[.L20]);&quot;PSOO(a,b);RROT(a);PSOO(a,b);ROTA(a);ROTA(a)&quot;;&quot;&quot;)))" office:value-type="string" office:string-value="PSOO(a,b);RROT(a);(PSOO(a,b); RROT(a)" calcext:value-type="string">
            <text:p>PSOO(a,b);RROT(a);(PSOO(a,b); RROT(a)</text:p>
          </table:table-cell>
        </table:table-row>
        <table:table-row table:style-name="ro1">
          <table:table-cell table:formula="of:=SUM([.B21:.E21]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AND([.B21]&lt;[.C21];[.C21]&lt;[.D21];[.D21]&lt;[.E21]);&quot;SORTED&quot;;&quot;&quot;)">
            <text:p/>
          </table:table-cell>
          <table:table-cell/>
          <table:table-cell table:formula="of:=[.D21]" office:value-type="float" office:value="3" calcext:value-type="float">
            <text:p>3</text:p>
          </table:table-cell>
          <table:table-cell table:formula="of:=[.E21]" office:value-type="float" office:value="1" calcext:value-type="float">
            <text:p>1</text:p>
          </table:table-cell>
          <table:table-cell/>
          <table:table-cell table:formula="of:=MIN([.H21:.I21])" office:value-type="float" office:value="1" calcext:value-type="float">
            <text:p>1</text:p>
          </table:table-cell>
          <table:table-cell table:formula="of:=MAX([.H21:.I21])" office:value-type="float" office:value="3" calcext:value-type="float">
            <text:p>3</text:p>
          </table:table-cell>
          <table:table-cell/>
          <table:table-cell table:formula="of:=[.C21]" office:value-type="float" office:value="5" calcext:value-type="float">
            <text:p>5</text:p>
          </table:table-cell>
          <table:table-cell table:formula="of:=[.B21]" office:value-type="float" office:value="4" calcext:value-type="float">
            <text:p>4</text:p>
          </table:table-cell>
          <table:table-cell/>
          <table:table-cell table:formula="of:=MIN([.N21:.O21])" office:value-type="float" office:value="4" calcext:value-type="float">
            <text:p>4</text:p>
          </table:table-cell>
          <table:table-cell table:formula="of:=MAX([.N21:.O21])" office:value-type="float" office:value="5" calcext:value-type="float">
            <text:p>5</text:p>
          </table:table-cell>
          <table:table-cell/>
          <table:table-cell table:formula="of:=IF(AND([.Q21]&lt;[.K21];[.R21]&lt;[.K21]);&quot;SWAP(b);PSOO(a, b);PSOO(a,b)&quot;;IF(AND([.L21]&lt;[.Q21];[.L21]&lt;[.R21]);&quot;PSOO(a,b);RROT(a);(PSOO(a,b); RROT(a)&quot;;IF(AND([.Q21]&lt;[.K21];[.R21]&lt;[.L21]);&quot;PSOO(a,b);RROT(a);PSOO(a,b);ROTA(a);ROTA(a)&quot;;&quot;&quot;)))" office:value-type="string" office:string-value="PSOO(a,b);RROT(a);(PSOO(a,b); RROT(a)" calcext:value-type="string">
            <text:p>PSOO(a,b);RROT(a);(PSOO(a,b); RROT(a)</text:p>
          </table:table-cell>
        </table:table-row>
        <table:table-row table:style-name="ro1">
          <table:table-cell table:formula="of:=SUM([.B22:.E22]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AND([.B22]&lt;[.C22];[.C22]&lt;[.D22];[.D22]&lt;[.E22]);&quot;SORTED&quot;;&quot;&quot;)">
            <text:p/>
          </table:table-cell>
          <table:table-cell/>
          <table:table-cell table:formula="of:=[.D22]" office:value-type="float" office:value="3" calcext:value-type="float">
            <text:p>3</text:p>
          </table:table-cell>
          <table:table-cell table:formula="of:=[.E22]" office:value-type="float" office:value="4" calcext:value-type="float">
            <text:p>4</text:p>
          </table:table-cell>
          <table:table-cell/>
          <table:table-cell table:formula="of:=MIN([.H22:.I22])" office:value-type="float" office:value="3" calcext:value-type="float">
            <text:p>3</text:p>
          </table:table-cell>
          <table:table-cell table:formula="of:=MAX([.H22:.I22])" office:value-type="float" office:value="4" calcext:value-type="float">
            <text:p>4</text:p>
          </table:table-cell>
          <table:table-cell/>
          <table:table-cell table:formula="of:=[.C22]" office:value-type="float" office:value="1" calcext:value-type="float">
            <text:p>1</text:p>
          </table:table-cell>
          <table:table-cell table:formula="of:=[.B22]" office:value-type="float" office:value="5" calcext:value-type="float">
            <text:p>5</text:p>
          </table:table-cell>
          <table:table-cell/>
          <table:table-cell table:formula="of:=MIN([.N22:.O22])" office:value-type="float" office:value="1" calcext:value-type="float">
            <text:p>1</text:p>
          </table:table-cell>
          <table:table-cell table:formula="of:=MAX([.N22:.O22])" office:value-type="float" office:value="5" calcext:value-type="float">
            <text:p>5</text:p>
          </table:table-cell>
          <table:table-cell/>
          <table:table-cell table:formula="of:=IF(AND([.Q22]&lt;[.K22];[.R22]&lt;[.K22]);&quot;SWAP(b);PSOO(a, b);PSOO(a,b)&quot;;IF(AND([.L22]&lt;[.Q22];[.L22]&lt;[.R22]);&quot;PSOO(a,b);RROT(a);(PSOO(a,b); RROT(a)&quot;;IF(AND([.Q22]&lt;[.K22];[.R22]&lt;[.L22]);&quot;PSOO(a,b);RROT(a);PSOO(a,b);ROTA(a);ROTA(a)&quot;;&quot;&quot;)))">
            <text:p/>
          </table:table-cell>
        </table:table-row>
        <table:table-row table:style-name="ro1">
          <table:table-cell table:formula="of:=SUM([.B23:.E23]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AND([.B23]&lt;[.C23];[.C23]&lt;[.D23];[.D23]&lt;[.E23]);&quot;SORTED&quot;;&quot;&quot;)">
            <text:p/>
          </table:table-cell>
          <table:table-cell/>
          <table:table-cell table:formula="of:=[.D23]" office:value-type="float" office:value="4" calcext:value-type="float">
            <text:p>4</text:p>
          </table:table-cell>
          <table:table-cell table:formula="of:=[.E23]" office:value-type="float" office:value="3" calcext:value-type="float">
            <text:p>3</text:p>
          </table:table-cell>
          <table:table-cell/>
          <table:table-cell table:formula="of:=MIN([.H23:.I23])" office:value-type="float" office:value="3" calcext:value-type="float">
            <text:p>3</text:p>
          </table:table-cell>
          <table:table-cell table:formula="of:=MAX([.H23:.I23])" office:value-type="float" office:value="4" calcext:value-type="float">
            <text:p>4</text:p>
          </table:table-cell>
          <table:table-cell/>
          <table:table-cell table:formula="of:=[.C23]" office:value-type="float" office:value="1" calcext:value-type="float">
            <text:p>1</text:p>
          </table:table-cell>
          <table:table-cell table:formula="of:=[.B23]" office:value-type="float" office:value="5" calcext:value-type="float">
            <text:p>5</text:p>
          </table:table-cell>
          <table:table-cell/>
          <table:table-cell table:formula="of:=MIN([.N23:.O23])" office:value-type="float" office:value="1" calcext:value-type="float">
            <text:p>1</text:p>
          </table:table-cell>
          <table:table-cell table:formula="of:=MAX([.N23:.O23])" office:value-type="float" office:value="5" calcext:value-type="float">
            <text:p>5</text:p>
          </table:table-cell>
          <table:table-cell/>
          <table:table-cell table:formula="of:=IF(AND([.Q23]&lt;[.K23];[.R23]&lt;[.K23]);&quot;SWAP(b);PSOO(a, b);PSOO(a,b)&quot;;IF(AND([.L23]&lt;[.Q23];[.L23]&lt;[.R23]);&quot;PSOO(a,b);RROT(a);(PSOO(a,b); RROT(a)&quot;;IF(AND([.Q23]&lt;[.K23];[.R23]&lt;[.L23]);&quot;PSOO(a,b);RROT(a);PSOO(a,b);ROTA(a);ROTA(a)&quot;;&quot;&quot;)))">
            <text:p/>
          </table:table-cell>
        </table:table-row>
        <table:table-row table:style-name="ro1">
          <table:table-cell table:formula="of:=SUM([.B24:.E24]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AND([.B24]&lt;[.C24];[.C24]&lt;[.D24];[.D24]&lt;[.E24]);&quot;SORTED&quot;;&quot;&quot;)">
            <text:p/>
          </table:table-cell>
          <table:table-cell/>
          <table:table-cell table:formula="of:=[.D24]" office:value-type="float" office:value="1" calcext:value-type="float">
            <text:p>1</text:p>
          </table:table-cell>
          <table:table-cell table:formula="of:=[.E24]" office:value-type="float" office:value="4" calcext:value-type="float">
            <text:p>4</text:p>
          </table:table-cell>
          <table:table-cell/>
          <table:table-cell table:formula="of:=MIN([.H24:.I24])" office:value-type="float" office:value="1" calcext:value-type="float">
            <text:p>1</text:p>
          </table:table-cell>
          <table:table-cell table:formula="of:=MAX([.H24:.I24])" office:value-type="float" office:value="4" calcext:value-type="float">
            <text:p>4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B24]" office:value-type="float" office:value="5" calcext:value-type="float">
            <text:p>5</text:p>
          </table:table-cell>
          <table:table-cell/>
          <table:table-cell table:formula="of:=MIN([.N24:.O24])" office:value-type="float" office:value="3" calcext:value-type="float">
            <text:p>3</text:p>
          </table:table-cell>
          <table:table-cell table:formula="of:=MAX([.N24:.O24])" office:value-type="float" office:value="5" calcext:value-type="float">
            <text:p>5</text:p>
          </table:table-cell>
          <table:table-cell/>
          <table:table-cell table:formula="of:=IF(AND([.Q24]&lt;[.K24];[.R24]&lt;[.K24]);&quot;SWAP(b);PSOO(a, b);PSOO(a,b)&quot;;IF(AND([.L24]&lt;[.Q24];[.L24]&lt;[.R24]);&quot;PSOO(a,b);RROT(a);(PSOO(a,b); RROT(a)&quot;;IF(AND([.Q24]&lt;[.K24];[.R24]&lt;[.L24]);&quot;PSOO(a,b);RROT(a);PSOO(a,b);ROTA(a);ROTA(a)&quot;;&quot;&quot;)))">
            <text:p/>
          </table:table-cell>
        </table:table-row>
        <table:table-row table:style-name="ro1">
          <table:table-cell table:formula="of:=SUM([.B25:.E25]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AND([.B25]&lt;[.C25];[.C25]&lt;[.D25];[.D25]&lt;[.E25]);&quot;SORTED&quot;;&quot;&quot;)">
            <text:p/>
          </table:table-cell>
          <table:table-cell/>
          <table:table-cell table:formula="of:=[.D25]" office:value-type="float" office:value="4" calcext:value-type="float">
            <text:p>4</text:p>
          </table:table-cell>
          <table:table-cell table:formula="of:=[.E25]" office:value-type="float" office:value="1" calcext:value-type="float">
            <text:p>1</text:p>
          </table:table-cell>
          <table:table-cell/>
          <table:table-cell table:formula="of:=MIN([.H25:.I25])" office:value-type="float" office:value="1" calcext:value-type="float">
            <text:p>1</text:p>
          </table:table-cell>
          <table:table-cell table:formula="of:=MAX([.H25:.I25])" office:value-type="float" office:value="4" calcext:value-type="float">
            <text:p>4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B25]" office:value-type="float" office:value="5" calcext:value-type="float">
            <text:p>5</text:p>
          </table:table-cell>
          <table:table-cell/>
          <table:table-cell table:formula="of:=MIN([.N25:.O25])" office:value-type="float" office:value="3" calcext:value-type="float">
            <text:p>3</text:p>
          </table:table-cell>
          <table:table-cell table:formula="of:=MAX([.N25:.O25])" office:value-type="float" office:value="5" calcext:value-type="float">
            <text:p>5</text:p>
          </table:table-cell>
          <table:table-cell/>
          <table:table-cell table:formula="of:=IF(AND([.Q25]&lt;[.K25];[.R25]&lt;[.K25]);&quot;SWAP(b);PSOO(a, b);PSOO(a,b)&quot;;IF(AND([.L25]&lt;[.Q25];[.L25]&lt;[.R25]);&quot;PSOO(a,b);RROT(a);(PSOO(a,b); RROT(a)&quot;;IF(AND([.Q25]&lt;[.K25];[.R25]&lt;[.L25]);&quot;PSOO(a,b);RROT(a);PSOO(a,b);ROTA(a);ROTA(a)&quot;;&quot;&quot;)))">
            <text:p/>
          </table:table-cell>
        </table:table-row>
        <table:table-row table:style-name="ro1">
          <table:table-cell table:formula="of:=SUM([.B26:.E26]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AND([.B26]&lt;[.C26];[.C26]&lt;[.D26];[.D26]&lt;[.E26]);&quot;SORTED&quot;;&quot;&quot;)">
            <text:p/>
          </table:table-cell>
          <table:table-cell/>
          <table:table-cell table:formula="of:=[.D26]" office:value-type="float" office:value="1" calcext:value-type="float">
            <text:p>1</text:p>
          </table:table-cell>
          <table:table-cell table:formula="of:=[.E26]" office:value-type="float" office:value="3" calcext:value-type="float">
            <text:p>3</text:p>
          </table:table-cell>
          <table:table-cell/>
          <table:table-cell table:formula="of:=MIN([.H26:.I26])" office:value-type="float" office:value="1" calcext:value-type="float">
            <text:p>1</text:p>
          </table:table-cell>
          <table:table-cell table:formula="of:=MAX([.H26:.I26])" office:value-type="float" office:value="3" calcext:value-type="float">
            <text:p>3</text:p>
          </table:table-cell>
          <table:table-cell/>
          <table:table-cell table:formula="of:=[.C26]" office:value-type="float" office:value="4" calcext:value-type="float">
            <text:p>4</text:p>
          </table:table-cell>
          <table:table-cell table:formula="of:=[.B26]" office:value-type="float" office:value="5" calcext:value-type="float">
            <text:p>5</text:p>
          </table:table-cell>
          <table:table-cell/>
          <table:table-cell table:formula="of:=MIN([.N26:.O26])" office:value-type="float" office:value="4" calcext:value-type="float">
            <text:p>4</text:p>
          </table:table-cell>
          <table:table-cell table:formula="of:=MAX([.N26:.O26])" office:value-type="float" office:value="5" calcext:value-type="float">
            <text:p>5</text:p>
          </table:table-cell>
          <table:table-cell/>
          <table:table-cell table:formula="of:=IF(AND([.Q26]&lt;[.K26];[.R26]&lt;[.K26]);&quot;SWAP(b);PSOO(a, b);PSOO(a,b)&quot;;IF(AND([.L26]&lt;[.Q26];[.L26]&lt;[.R26]);&quot;PSOO(a,b);RROT(a);(PSOO(a,b); RROT(a)&quot;;IF(AND([.Q26]&lt;[.K26];[.R26]&lt;[.L26]);&quot;PSOO(a,b);RROT(a);PSOO(a,b);ROTA(a);ROTA(a)&quot;;&quot;&quot;)))" office:value-type="string" office:string-value="PSOO(a,b);RROT(a);(PSOO(a,b); RROT(a)" calcext:value-type="string">
            <text:p>PSOO(a,b);RROT(a);(PSOO(a,b); RROT(a)</text:p>
          </table:table-cell>
        </table:table-row>
        <table:table-row table:style-name="ro1">
          <table:table-cell table:formula="of:=SUM([.B27:.E27]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AND([.B27]&lt;[.C27];[.C27]&lt;[.D27];[.D27]&lt;[.E27]);&quot;SORTED&quot;;&quot;&quot;)">
            <text:p/>
          </table:table-cell>
          <table:table-cell/>
          <table:table-cell table:formula="of:=[.D27]" office:value-type="float" office:value="3" calcext:value-type="float">
            <text:p>3</text:p>
          </table:table-cell>
          <table:table-cell table:formula="of:=[.E27]" office:value-type="float" office:value="1" calcext:value-type="float">
            <text:p>1</text:p>
          </table:table-cell>
          <table:table-cell/>
          <table:table-cell table:formula="of:=MIN([.H27:.I27])" office:value-type="float" office:value="1" calcext:value-type="float">
            <text:p>1</text:p>
          </table:table-cell>
          <table:table-cell table:formula="of:=MAX([.H27:.I27])" office:value-type="float" office:value="3" calcext:value-type="float">
            <text:p>3</text:p>
          </table:table-cell>
          <table:table-cell/>
          <table:table-cell table:formula="of:=[.C27]" office:value-type="float" office:value="4" calcext:value-type="float">
            <text:p>4</text:p>
          </table:table-cell>
          <table:table-cell table:formula="of:=[.B27]" office:value-type="float" office:value="5" calcext:value-type="float">
            <text:p>5</text:p>
          </table:table-cell>
          <table:table-cell/>
          <table:table-cell table:formula="of:=MIN([.N27:.O27])" office:value-type="float" office:value="4" calcext:value-type="float">
            <text:p>4</text:p>
          </table:table-cell>
          <table:table-cell table:formula="of:=MAX([.N27:.O27])" office:value-type="float" office:value="5" calcext:value-type="float">
            <text:p>5</text:p>
          </table:table-cell>
          <table:table-cell/>
          <table:table-cell table:formula="of:=IF(AND([.Q27]&lt;[.K27];[.R27]&lt;[.K27]);&quot;SWAP(b);PSOO(a, b);PSOO(a,b)&quot;;IF(AND([.L27]&lt;[.Q27];[.L27]&lt;[.R27]);&quot;PSOO(a,b);RROT(a);(PSOO(a,b); RROT(a)&quot;;IF(AND([.Q27]&lt;[.K27];[.R27]&lt;[.L27]);&quot;PSOO(a,b);RROT(a);PSOO(a,b);ROTA(a);ROTA(a)&quot;;&quot;&quot;)))" office:value-type="string" office:string-value="PSOO(a,b);RROT(a);(PSOO(a,b); RROT(a)" calcext:value-type="string">
            <text:p>PSOO(a,b);RROT(a);(PSOO(a,b); RROT(a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0T10:23:40.936090865</meta:creation-date>
    <dc:date>2023-12-30T12:48:33.688175685</dc:date>
    <meta:editing-duration>PT2H24M58S</meta:editing-duration>
    <meta:editing-cycles>1</meta:editing-cycles>
    <meta:document-statistic meta:table-count="1" meta:cell-count="369" meta:object-count="0"/>
    <meta:generator>LibreOffice/7.5.9.2$Linux_X86_64 LibreOffice_project/50$Build-2</meta:generator>
  </office:meta>
</office:document-meta>
</file>